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7.23cm" fo:min-width="9.52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TTT_20_Label_20_Text">
      <style:graphic-properties fo:min-height="0.766cm"/>
    </style:style>
    <style:style style:name="gr6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0.478cm" fo:min-width="3.403cm" fo:padding-top="0.142cm" fo:padding-bottom="0.142cm" fo:padding-left="0.267cm" fo:padding-right="0.267cm"/>
    </style:style>
    <style:style style:name="gr7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fo:text-align="center"/>
      <style:text-properties fo:font-weight="bold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7.62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2.54cm" svg:y="6.623cm">
          <text:p>Clo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6.477cm" svg:y="1.39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2.223cm" svg:y="0.359cm">
          <draw:text-box>
            <text:p>New Best Time!</text:p>
          </draw:text-box>
        </draw:frame>
        <draw:frame draw:style-name="gr4" draw:text-style-name="P3" draw:layer="layout" svg:width="2.794cm" svg:height="1.27cm" svg:x="3.683cm" svg:y="1.651cm">
          <draw:text-box>
            <text:p text:style-name="P2">58.25s</text:p>
          </draw:text-box>
        </draw:frame>
        <draw:g>
          <draw:frame draw:style-name="gr5" draw:text-style-name="P4" draw:layer="layout" svg:width="2.286cm" svg:height="1.016cm" svg:x="1.905cm" svg:y="2.921cm">
            <draw:text-box>
              <text:p text:style-name="P4">Initials:</text:p>
            </draw:text-box>
          </draw:frame>
          <draw:custom-shape draw:style-name="gr6" draw:text-style-name="P6" draw:layer="layout" svg:width="3.937cm" svg:height="0.762cm" svg:x="4.318cm" svg:y="3.048cm">
            <text:p text:style-name="P5">BAX</text:p>
            <draw:enhanced-geometry svg:viewBox="0 0 21600 21600" draw:type="rectangle" draw:enhanced-path="M 0 0 L 21600 0 21600 21600 0 21600 0 0 Z N"/>
          </draw:custom-shape>
        </draw:g>
        <draw:custom-shape draw:style-name="gr7" draw:layer="layout" svg:width="0.762cm" svg:height="0.762cm" svg:x="1.27cm" svg:y="2.286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0.762cm" svg:height="0.762cm" svg:x="7.62cm" svg:y="6.096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7:26:41.200810345</meta:creation-date>
    <meta:editing-duration>PT7M4S</meta:editing-duration>
    <meta:editing-cycles>4</meta:editing-cycles>
    <meta:generator>LibreOffice/6.1.5.2$Linux_X86_64 LibreOffice_project/10$Build-2</meta:generator>
    <dc:title>TTT Screen</dc:title>
    <dc:date>2020-02-29T17:33:46.104630836</dc:date>
    <meta:document-statistic meta:object-count="10"/>
    <meta:template xlink:type="simple" xlink:actuate="onRequest" xlink:title="TTT Screen" xlink:href="../../../../../../Templates/TTT%20Screen.otg" meta:date="2020-02-29T17:26:40.840964938"/>
  </office:meta>
</office:document-meta>
</file>